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Global Mesh Size [mm]</text:p>
          </table:table-cell>
          <table:table-cell table:style-name="ce1" office:value-type="string" calcext:value-type="string">
            <text:p>Local Mesh Size [mm]</text:p>
          </table:table-cell>
          <table:table-cell office:value-type="string" calcext:value-type="string">
            <text:p>PEEQ</text:p>
          </table:table-cell>
          <table:table-cell office:value-type="string" calcext:value-type="string">
            <text:p>CSR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009" calcext:value-type="float">
            <text:p>0.009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1.13" calcext:value-type="float">
            <text:p>1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08:05:33.023635578</meta:creation-date>
    <dc:date>2024-03-14T08:16:24.525346961</dc:date>
    <meta:editing-duration>PT10M1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